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378b5" officeooo:paragraph-rsid="001378b5"/>
    </style:style>
    <style:style style:name="P2" style:family="paragraph" style:parent-style-name="Standard">
      <style:text-properties officeooo:rsid="001544f2" officeooo:paragraph-rsid="001544f2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544f2" officeooo:paragraph-rsid="001544f2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544f2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5cf23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725f4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8800c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paragraph-rsid="001896c9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paragraph-rsid="001544f2" style:font-size-asian="12pt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paragraph-rsid="0015cf23" style:font-size-asian="12pt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paragraph-rsid="001725f4" style:font-size-asian="12pt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paragraph-rsid="0018800c" style:font-size-asian="12pt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paragraph-rsid="001896c9" style:font-size-asian="12pt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rsid="0025cf82" officeooo:paragraph-rsid="001725f4" style:font-size-asian="12pt"/>
    </style:style>
    <style:style style:name="P15" style:family="paragraph" style:parent-style-name="Standard">
      <style:text-properties style:use-window-font-color="true" loext:opacity="0%" style:font-name="Helvetica" fo:font-size="12pt" officeooo:paragraph-rsid="001725f4" style:font-size-asian="12pt"/>
    </style:style>
    <style:style style:name="P16" style:family="paragraph" style:parent-style-name="Standard">
      <style:text-properties style:use-window-font-color="true" loext:opacity="0%" style:font-name="Helvetica" fo:font-size="12pt" officeooo:rsid="001725f4" officeooo:paragraph-rsid="001725f4" style:font-size-asian="12pt"/>
    </style:style>
    <style:style style:name="P17" style:family="paragraph" style:parent-style-name="Standard">
      <style:text-properties style:use-window-font-color="true" loext:opacity="0%" style:font-name="Helvetica" fo:font-size="12pt" officeooo:rsid="002d468f" officeooo:paragraph-rsid="001725f4" style:font-size-asian="12pt"/>
    </style:style>
    <style:style style:name="P18" style:family="paragraph" style:parent-style-name="Standard">
      <style:text-properties style:use-window-font-color="true" loext:opacity="0%" style:font-name="Helvetica" fo:font-size="12pt" officeooo:paragraph-rsid="0018800c" style:font-size-asian="12pt"/>
    </style:style>
    <style:style style:name="P1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rsid="001896c9" officeooo:paragraph-rsid="001896c9" style:font-size-asian="12pt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loext:opacity="0%" style:font-name="Helvetica" fo:font-size="12pt" officeooo:rsid="002bc919" officeooo:paragraph-rsid="001896c9" style:font-size-asian="12pt"/>
    </style:style>
    <style:style style:name="P21" style:family="paragraph" style:parent-style-name="Standard">
      <style:text-properties style:use-window-font-color="true" loext:opacity="0%" style:font-name="Helvetica" fo:font-size="12pt" officeooo:paragraph-rsid="001896c9" style:font-size-asian="12pt"/>
    </style:style>
    <style:style style:name="P2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5cf23" officeooo:paragraph-rsid="0015cf23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1725f4" officeooo:paragraph-rsid="001725f4"/>
    </style:style>
    <style:style style:name="P2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officeooo:rsid="002cb814" officeooo:paragraph-rsid="001725f4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Helvetica" fo:font-size="12pt" officeooo:rsid="001725f4" style:font-size-asian="12pt"/>
    </style:style>
    <style:style style:name="T3" style:family="text">
      <style:text-properties style:use-window-font-color="true" loext:opacity="0%" style:font-name="Helvetica" fo:font-size="12pt" officeooo:rsid="001896c9" style:font-size-asian="12pt"/>
    </style:style>
    <style:style style:name="T4" style:family="text">
      <style:text-properties style:use-window-font-color="true" loext:opacity="0%" style:font-name="Helvetica" fo:font-size="12pt" officeooo:rsid="001f8b91" style:font-size-asian="12pt"/>
    </style:style>
    <style:style style:name="T5" style:family="text">
      <style:text-properties fo:color="#ff0000" loext:opacity="100%" style:font-name="Helvetica" fo:font-size="12pt" style:font-size-asian="12pt"/>
    </style:style>
    <style:style style:name="T6" style:family="text">
      <style:text-properties fo:color="#ff0000" loext:opacity="100%" style:font-name="Helvetica" fo:font-size="12pt" officeooo:rsid="001c84ce" style:font-size-asian="12pt"/>
    </style:style>
    <style:style style:name="T7" style:family="text">
      <style:text-properties officeooo:rsid="001725f4"/>
    </style:style>
    <style:style style:name="T8" style:family="text">
      <style:text-properties officeooo:rsid="00189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Technical_Specification_Local_IBKR_API_12-10-2025</text:p>
      <text:p text:style-name="P1"/>
      <text:p text:style-name="P1"/>
      <text:p text:style-name="P2">Integrate gnzsnz/ib-gateway-docker into my local host computer </text:p>
      <text:p text:style-name="P2"/>
      <text:p text:style-name="P2"/>
      <text:p text:style-name="P2"><text:span text:style-name="T8">1. </text:span>Clone and Set Up Local development environment</text:p>
      <text:p text:style-name="P2"/>
      <text:p text:style-name="P4" loext:marker-style-name="T1"><text:span text:style-name="T3">1.0 </text:span><text:span text:style-name="T1">Core Components:</text:span></text:p>
      <text:p text:style-name="P4" loext:marker-style-name="T1"><text:span text:style-name="T1">- Container Base: gnzsnz/ib-gateway-docker (latest/stable)</text:span></text:p>
      <text:p text:style-name="P4" loext:marker-style-name="T1"><text:span text:style-name="T1">- API Framework: FastAPI with Uvicorn ASGI server</text:span></text:p>
      <text:p text:style-name="P4" loext:marker-style-name="T1"><text:span text:style-name="T1">- Web Framework: React.js with Material-UI components</text:span></text:p>
      <text:p text:style-name="P4" loext:marker-style-name="T1"><text:span text:style-name="T1">- Database: PostgreSQL for persistent data, Redis for caching</text:span></text:p>
      <text:p text:style-name="P4" loext:marker-style-name="T1"><text:span text:style-name="T1">- Message Queue: Redis Pub/Sub for real-time communications</text:span></text:p>
      <text:p text:style-name="P4" loext:marker-style-name="T1"><text:span text:style-name="T1">- Load Balancer: Nginx with health checks</text:span></text:p>
      <text:p text:style-name="P4" loext:marker-style-name="T1"><text:span text:style-name="T1">- Service Discovery: Consul for service registration and discovery</text:span></text:p>
      <text:p text:style-name="P4" loext:marker-style-name="T1"><text:span text:style-name="T1">- Monitoring: Prometheus + Grafana for metrics and alerting</text:span></text:p>
      <text:p text:style-name="P4" loext:marker-style-name="T1"><text:span text:style-name="T1"/></text:p>
      <text:p text:style-name="P3" loext:marker-style-name="T1"><text:span text:style-name="T3">1.2 </text:span><text:span text:style-name="T1">Container Specifications for my local host computer</text:span></text:p>
      <text:p text:style-name="P3" loext:marker-style-name="T1"><text:span text:style-name="T1"/></text:p>
      <text:p text:style-name="P4" loext:marker-style-name="T1"><text:span text:style-name="T3">1.4 </text:span><text:span text:style-name="T1">Docker Compose Configuration:</text:span></text:p>
      <text:p text:style-name="P4" loext:marker-style-name="T1"><text:span text:style-name="T1">version: '3.8'</text:span></text:p>
      <text:p text:style-name="P4" loext:marker-style-name="T1"><text:span text:style-name="T1">services:</text:span></text:p>
      <text:p text:style-name="P4" loext:marker-style-name="T1"><text:span text:style-name="T1"><text:s text:c="2"/>stocks-ib-gateway:</text:span></text:p>
      <text:p text:style-name="P4" loext:marker-style-name="T1"><text:span text:style-name="T1"><text:s text:c="4"/>image: ghcr.io/gnzsnz/ib-gateway:stable</text:span></text:p>
      <text:p text:style-name="P4" loext:marker-style-name="T1"><text:span text:style-name="T1"><text:s text:c="4"/>platform: linux/x86_64</text:span></text:p>
      <text:p text:style-name="P4" loext:marker-style-name="T1"><text:span text:style-name="T1"><text:s text:c="4"/>container_name: stocks-ib-gateway</text:span></text:p>
      <text:p text:style-name="P4" loext:marker-style-name="T1"><text:span text:style-name="T1"><text:s text:c="4"/>environment:</text:span></text:p>
      <text:p text:style-name="P4" loext:marker-style-name="T1"><text:span text:style-name="T1"><text:s text:c="6"/>TWS_USERID: ${STOCKS_TWS_USERID}</text:span></text:p>
      <text:p text:style-name="P4" loext:marker-style-name="T1"><text:span text:style-name="T1"><text:s text:c="6"/>TWS_PASSWORD: ${STOCKS_TWS_PASSWORD}</text:span></text:p>
      <text:p text:style-name="P4" loext:marker-style-name="T1"><text:span text:style-name="T1"><text:s text:c="6"/>TRADING_MODE: ${STOCKS_TRADING_MODE:-paper}</text:span></text:p>
      <text:p text:style-name="P4" loext:marker-style-name="T1"><text:span text:style-name="T1"><text:s text:c="6"/>AUTO_RESTART_TIME: "01:00 AM"</text:span></text:p>
      <text:p text:style-name="P4" loext:marker-style-name="T1"><text:span text:style-name="T1"><text:s text:c="6"/>BYPASS_WARNING: "yes"</text:span></text:p>
      <text:p text:style-name="P4" loext:marker-style-name="T1"><text:span text:style-name="T1"><text:s text:c="6"/>TIME_ZONE: "America/New_York"</text:span></text:p>
      <text:p text:style-name="P4" loext:marker-style-name="T1"><text:span text:style-name="T1"><text:s text:c="6"/>READ_ONLY_API: "no"</text:span></text:p>
      <text:p text:style-name="P4" loext:marker-style-name="T1"><text:span text:style-name="T1"><text:s text:c="6"/>JAVA_HEAP_SIZE: "2048"</text:span></text:p>
      <text:p text:style-name="P4" loext:marker-style-name="T1"><text:span text:style-name="T1"><text:s text:c="6"/>TWS_ACCEPT_INCOMING: "accept"</text:span></text:p>
      <text:p text:style-name="P4" loext:marker-style-name="T1"><text:span text:style-name="T1"><text:s text:c="4"/>ports:</text:span></text:p>
      <text:p text:style-name="P4" loext:marker-style-name="T1"><text:span text:style-name="T1"><text:s text:c="6"/>- "127.0.0.1:5001:4003" <text:s/># Live trading</text:span></text:p>
      <text:p text:style-name="P4" loext:marker-style-name="T1"><text:span text:style-name="T1"><text:s text:c="6"/>- "127.0.0.1:5002:4004" <text:s/># Paper trading</text:span></text:p>
      <text:p text:style-name="P4" loext:marker-style-name="T1"><text:span text:style-name="T1"><text:s text:c="6"/>- "127.0.0.1:5900:5900" <text:s/># VNC</text:span></text:p>
      <text:p text:style-name="P4" loext:marker-style-name="T1"><text:span text:style-name="T1"><text:s text:c="4"/>networks:</text:span></text:p>
      <text:p text:style-name="P4" loext:marker-style-name="T1"><text:span text:style-name="T1"><text:s text:c="6"/>- stocks-network</text:span></text:p>
      <text:p text:style-name="P4" loext:marker-style-name="T1"><text:span text:style-name="T1"><text:s text:c="4"/>volumes:</text:span></text:p>
      <text:p text:style-name="P4" loext:marker-style-name="T1"><text:span text:style-name="T1"><text:s text:c="6"/>- stocks-settings:/home/ibgateway/Jts</text:span></text:p>
      <text:p text:style-name="P4" loext:marker-style-name="T1"><text:span text:style-name="T1"><text:s text:c="6"/>- stocks-logs:/var/log/ibgateway</text:span></text:p>
      <text:p text:style-name="P4" loext:marker-style-name="T1"><text:span text:style-name="T1"><text:s text:c="4"/>restart: unless-stopped</text:span></text:p>
      <text:p text:style-name="P4" loext:marker-style-name="T1"><text:span text:style-name="T1"><text:s text:c="4"/>healthcheck:</text:span></text:p>
      <text:p text:style-name="P4" loext:marker-style-name="T1"><text:span text:style-name="T1"><text:s text:c="6"/>test: ["CMD", "pgrep", "-f", "ibgateway"]</text:span></text:p>
      <text:p text:style-name="P4" loext:marker-style-name="T1"><text:span text:style-name="T1"><text:s text:c="6"/>interval: 30s</text:span></text:p>
      <text:p text:style-name="P4" loext:marker-style-name="T1"><text:span text:style-name="T1"><text:s text:c="6"/>timeout: 10s</text:span></text:p>
      <text:p text:style-name="P4" loext:marker-style-name="T1"><text:span text:style-name="T1"><text:s text:c="6"/>retries: 3</text:span></text:p>
      <text:p text:style-name="P9" loext:marker-style-name="T1"/>
      <text:p text:style-name="P4" loext:marker-style-name="T1"><text:span text:style-name="T1"><text:s text:c="2"/>stocks-fastapi:</text:span></text:p>
      <text:p text:style-name="P4" loext:marker-style-name="T1"><text:span text:style-name="T1"><text:s text:c="4"/>build:</text:span></text:p>
      <text:p text:style-name="P4" loext:marker-style-name="T1"><text:span text:style-name="T1"><text:s text:c="6"/>context: ./services/stocks-api</text:span></text:p>
      <text:p text:style-name="P4" loext:marker-style-name="T1"><text:span text:style-name="T1"><text:s text:c="6"/>dockerfile: Dockerfile</text:span></text:p>
      <text:p text:style-name="P4" loext:marker-style-name="T1"><text:span text:style-name="T1"><text:s text:c="4"/>container_name: stocks-fastapi</text:span></text:p>
      <text:p text:style-name="P4" loext:marker-style-name="T1"><text:span text:style-name="T1"><text:s text:c="4"/>environment:</text:span></text:p>
      <text:p text:style-name="P4" loext:marker-style-name="T1"><text:span text:style-name="T1"><text:s text:c="6"/>IB_GATEWAY_HOST: stocks-ib-gateway</text:span></text:p>
      <text:p text:style-name="P4" loext:marker-style-name="T1"><text:span text:style-name="T1"><text:s text:c="6"/>IB_LIVE_PORT: 4003</text:span></text:p>
      <text:p text:style-name="P4" loext:marker-style-name="T1"><text:span text:style-name="T1"><text:s text:c="6"/>IB_PAPER_PORT: 4004</text:span></text:p>
      <text:p text:style-name="P4" loext:marker-style-name="T1"><text:span text:style-name="T1"><text:s text:c="6"/>DATABASE_URL: postgresql://user:pass@postgres:5432/stocks_db</text:span></text:p>
      <text:p text:style-name="P4" loext:marker-style-name="T1"><text:span text:style-name="T1"><text:s text:c="6"/>REDIS_URL: redis://redis:6379/1</text:span></text:p>
      <text:p text:style-name="P4" loext:marker-style-name="T1"><text:soft-page-break/><text:span text:style-name="T1"><text:s text:c="6"/>JWT_SECRET_KEY: ${STOCKS_JWT_SECRET}</text:span></text:p>
      <text:p text:style-name="P4" loext:marker-style-name="T1"><text:span text:style-name="T1"><text:s text:c="6"/>ENVIRONMENT: ${ENVIRONMENT:-development}</text:span></text:p>
      <text:p text:style-name="P4" loext:marker-style-name="T1"><text:span text:style-name="T1"><text:s text:c="4"/>ports:</text:span></text:p>
      <text:p text:style-name="P4" loext:marker-style-name="T1"><text:span text:style-name="T1"><text:s text:c="6"/>- "8001:8000"</text:span></text:p>
      <text:p text:style-name="P4" loext:marker-style-name="T1"><text:span text:style-name="T1"><text:s text:c="4"/>depends_on:</text:span></text:p>
      <text:p text:style-name="P4" loext:marker-style-name="T1"><text:span text:style-name="T1"><text:s text:c="6"/>- stocks-ib-gateway</text:span></text:p>
      <text:p text:style-name="P4" loext:marker-style-name="T1"><text:span text:style-name="T1"><text:s text:c="6"/>- postgres</text:span></text:p>
      <text:p text:style-name="P4" loext:marker-style-name="T1"><text:span text:style-name="T1"><text:s text:c="6"/>- redis</text:span></text:p>
      <text:p text:style-name="P4" loext:marker-style-name="T1"><text:span text:style-name="T1"><text:s text:c="4"/>networks:</text:span></text:p>
      <text:p text:style-name="P4" loext:marker-style-name="T1"><text:span text:style-name="T1"><text:s text:c="6"/>- stocks-network</text:span></text:p>
      <text:p text:style-name="P4" loext:marker-style-name="T1"><text:span text:style-name="T1"><text:s text:c="6"/>- shared-network</text:span></text:p>
      <text:p text:style-name="P4" loext:marker-style-name="T1"><text:span text:style-name="T1"><text:s text:c="4"/>volumes:</text:span></text:p>
      <text:p text:style-name="P4" loext:marker-style-name="T1"><text:span text:style-name="T1"><text:s text:c="6"/>- stocks-api-logs:/app/logs</text:span></text:p>
      <text:p text:style-name="P4" loext:marker-style-name="T1"><text:span text:style-name="T1"><text:s text:c="4"/>restart: unless-stopped</text:span></text:p>
      <text:p text:style-name="P9" loext:marker-style-name="T1"/>
      <text:p text:style-name="P4" loext:marker-style-name="T1"><text:span text:style-name="T1"><text:s text:c="2"/>stocks-webapp:</text:span></text:p>
      <text:p text:style-name="P4" loext:marker-style-name="T1"><text:span text:style-name="T1"><text:s text:c="4"/>build:</text:span></text:p>
      <text:p text:style-name="P4" loext:marker-style-name="T1"><text:span text:style-name="T1"><text:s text:c="6"/>context: ./services/stocks-webapp</text:span></text:p>
      <text:p text:style-name="P4" loext:marker-style-name="T1"><text:span text:style-name="T1"><text:s text:c="6"/>dockerfile: Dockerfile</text:span></text:p>
      <text:p text:style-name="P4" loext:marker-style-name="T1"><text:span text:style-name="T1"><text:s text:c="4"/>container_name: stocks-webapp</text:span></text:p>
      <text:p text:style-name="P4" loext:marker-style-name="T1"><text:span text:style-name="T1"><text:s text:c="4"/>environment:</text:span></text:p>
      <text:p text:style-name="P4" loext:marker-style-name="T1"><text:span text:style-name="T1"><text:s text:c="6"/>REACT_APP_API_URL: http://stocks-fastapi:8000</text:span></text:p>
      <text:p text:style-name="P4" loext:marker-style-name="T1"><text:span text:style-name="T1"><text:s text:c="6"/>REACT_APP_CONTAINER_TYPE: stocks</text:span></text:p>
      <text:p text:style-name="P4" loext:marker-style-name="T1"><text:span text:style-name="T1"><text:s text:c="4"/>ports:</text:span></text:p>
      <text:p text:style-name="P4" loext:marker-style-name="T1"><text:span text:style-name="T1"><text:s text:c="6"/>- "3001:3000"</text:span></text:p>
      <text:p text:style-name="P4" loext:marker-style-name="T1"><text:span text:style-name="T1"><text:s text:c="4"/>depends_on:</text:span></text:p>
      <text:p text:style-name="P4" loext:marker-style-name="T1"><text:span text:style-name="T1"><text:s text:c="6"/>- stocks-fastapi</text:span></text:p>
      <text:p text:style-name="P4" loext:marker-style-name="T1"><text:span text:style-name="T1"><text:s text:c="4"/>networks:</text:span></text:p>
      <text:p text:style-name="P4" loext:marker-style-name="T1"><text:span text:style-name="T1"><text:s text:c="6"/>- stocks-network</text:span></text:p>
      <text:p text:style-name="P4" loext:marker-style-name="T1"><text:span text:style-name="T1"><text:s text:c="4"/>restart: unless-stopped</text:span></text:p>
      <text:p text:style-name="P9" loext:marker-style-name="T1"/>
      <text:p text:style-name="P4" loext:marker-style-name="T1"><text:span text:style-name="T1">networks:</text:span></text:p>
      <text:p text:style-name="P4" loext:marker-style-name="T1"><text:span text:style-name="T1"><text:s text:c="2"/>stocks-network:</text:span></text:p>
      <text:p text:style-name="P4" loext:marker-style-name="T1"><text:span text:style-name="T1"><text:s text:c="4"/>driver: bridge</text:span></text:p>
      <text:p text:style-name="P4" loext:marker-style-name="T1"><text:span text:style-name="T1"><text:s text:c="2"/>shared-network:</text:span></text:p>
      <text:p text:style-name="P4" loext:marker-style-name="T1"><text:span text:style-name="T1"><text:s text:c="4"/>external: true</text:span></text:p>
      <text:p text:style-name="P9" loext:marker-style-name="T1"/>
      <text:p text:style-name="P4" loext:marker-style-name="T1"><text:span text:style-name="T1">volumes:</text:span></text:p>
      <text:p text:style-name="P4" loext:marker-style-name="T1"><text:span text:style-name="T1"><text:s text:c="2"/>stocks-settings:</text:span></text:p>
      <text:p text:style-name="P4" loext:marker-style-name="T1"><text:span text:style-name="T1"><text:s text:c="2"/>stocks-logs:</text:span></text:p>
      <text:p text:style-name="P4" loext:marker-style-name="T1"><text:span text:style-name="T1"><text:s text:c="2"/>stocks-api-logs:</text:span></text:p>
      <text:p text:style-name="P4" loext:marker-style-name="T1"><text:span text:style-name="T1"/></text:p>
      <text:p text:style-name="P3" loext:marker-style-name="T1"><text:span text:style-name="T1">2 Stocks Container Capabilities</text:span></text:p>
      <text:p text:style-name="P3" loext:marker-style-name="T1"><text:span text:style-name="T1"/></text:p>
      <text:p text:style-name="P4" loext:marker-style-name="T1"><text:span text:style-name="T3">2.0 </text:span><text:span text:style-name="T1">Order Management System:</text:span></text:p>
      <text:p text:style-name="P4" loext:marker-style-name="T1"><text:span text:style-name="T1">- Order Types: Market, Limit, Stop, Stop-Limit, MOC, LOC, Bracket Orders</text:span></text:p>
      <text:p text:style-name="P4" loext:marker-style-name="T1"><text:span text:style-name="T1">- Order Routing: Smart routing, direct exchange routing, dark pools</text:span></text:p>
      <text:p text:style-name="P4" loext:marker-style-name="T1"><text:span text:style-name="T1">- Order Validation: Pre-trade risk checks, position limits, buying power</text:span></text:p>
      <text:p text:style-name="P4" loext:marker-style-name="T1"><text:span text:style-name="T1">- Order Lifecycle: Real-time order status tracking and notifications</text:span></text:p>
      <text:p text:style-name="P4" loext:marker-style-name="T1"><text:span text:style-name="T1">- Conditional Orders: Price-based, time-based, and volume-based conditions</text:span></text:p>
      <text:p text:style-name="P4" loext:marker-style-name="T1"><text:span text:style-name="T1"/></text:p>
      <text:p text:style-name="P4" loext:marker-style-name="T1"><text:span text:style-name="T3">2.2 </text:span><text:span text:style-name="T1">Market Data Integration:</text:span></text:p>
      <text:p text:style-name="P4" loext:marker-style-name="T1"><text:span text:style-name="T1">- Level 1 Data: Real-time quotes, last trade, bid/ask spreads</text:span></text:p>
      <text:p text:style-name="P4" loext:marker-style-name="T1"><text:span text:style-name="T1">- Level 2 Data: Market depth and order book information</text:span></text:p>
      <text:p text:style-name="P4" loext:marker-style-name="T1"><text:span text:style-name="T1"/></text:p>
      <text:p text:style-name="P4" loext:marker-style-name="T1"><text:span text:style-name="T1"/></text:p>
      <text:p text:style-name="P3" loext:marker-style-name="T1"><text:span text:style-name="T1">3 Portfolio Database</text:span></text:p>
      <text:p text:style-name="P4" loext:marker-style-name="T1"><text:span text:style-name="T3">3.0 </text:span><text:span text:style-name="T1">Navigation Structure:</text:span></text:p>
      <text:p text:style-name="P4" loext:marker-style-name="T1"><text:span text:style-name="T1">- Dashboard: Overview, performance metrics, alerts</text:span></text:p>
      <text:p text:style-name="P4" loext:marker-style-name="T1"><text:span text:style-name="T1">- Positions: Current positions</text:span></text:p>
      <text:p text:style-name="P4" loext:marker-style-name="T1"><text:span text:style-name="T1">- Asset Lookup: Symbol search, contract details, fundamentals</text:span></text:p>
      <text:p text:style-name="P4" loext:marker-style-name="T1"><text:span text:style-name="T1">- Orders: Order entry, active orders, order history</text:span></text:p>
      <text:p text:style-name="P4" loext:marker-style-name="T1"><text:span text:style-name="T1"/></text:p>
      <text:p text:style-name="P4" loext:marker-style-name="T1"><text:span text:style-name="T1"/></text:p>
      <text:p text:style-name="P5" loext:marker-style-name="T1"><text:span text:style-name="T3">3.2 </text:span><text:span text:style-name="T1">Component Library:</text:span></text:p>
      <text:p text:style-name="P5" loext:marker-style-name="T1"><text:span text:style-name="T1">- Data Tables: Sortable, filterable tables with pagination</text:span></text:p>
      <text:p text:style-name="P5" loext:marker-style-name="T1"><text:span text:style-name="T1">- Charts: TradingView widgets for price charts and analytics</text:span></text:p>
      <text:p text:style-name="P5" loext:marker-style-name="T1"><text:span text:style-name="T1">- Forms: Order entry forms with validation and confirmation</text:span></text:p>
      <text:p text:style-name="P5" loext:marker-style-name="T1"><text:span text:style-name="T1">- Real-time Updates: WebSocket-based live data updates</text:span></text:p>
      <text:p text:style-name="P5" loext:marker-style-name="T1"><text:soft-page-break/><text:span text:style-name="T1"/></text:p>
      <text:p text:style-name="P5" loext:marker-style-name="T1"><text:span text:style-name="T1">- Level 2 Order Book: Real-time market depth visualization</text:span></text:p>
      <text:p text:style-name="P5" loext:marker-style-name="T1"><text:span text:style-name="T1"/></text:p>
      <text:p text:style-name="P5" loext:marker-style-name="T1"><text:span text:style-name="T1"/></text:p>
      <text:p text:style-name="P22" loext:marker-style-name="T1"><text:span text:style-name="T1">4 Authentication</text:span></text:p>
      <text:p text:style-name="P5" loext:marker-style-name="T1"><text:span text:style-name="T3">4.0</text:span><text:span text:style-name="T1"> Authentication </text:span></text:p>
      <text:p text:style-name="P5" loext:marker-style-name="T1"><text:span text:style-name="T1">Authentication Framework:</text:span></text:p>
      <text:p text:style-name="P5" loext:marker-style-name="T1"><text:span text:style-name="T1"># JWT-based authentication with refresh tokens</text:span></text:p>
      <text:p text:style-name="P5" loext:marker-style-name="T1"><text:span text:style-name="T1"># Multi-factor authentication support</text:span></text:p>
      <text:p text:style-name="P5" loext:marker-style-name="T1"><text:span text:style-name="T1"># Session management with timeout controls </text:span></text:p>
      <text:p text:style-name="P5" loext:marker-style-name="T1"><text:span text:style-name="T1"># API key authentication for programmatic access</text:span></text:p>
      <text:p text:style-name="P10" loext:marker-style-name="T1"/>
      <text:p text:style-name="P5" loext:marker-style-name="T1"><text:span text:style-name="T3">4.2 </text:span><text:span text:style-name="T1">Authorization Levels:</text:span></text:p>
      <text:p text:style-name="P5" loext:marker-style-name="T1"><text:span text:style-name="T1">- Admin: Full system access and user management</text:span></text:p>
      <text:p text:style-name="P5" loext:marker-style-name="T1"><text:span text:style-name="T1">- Trader: Full system access and user management</text:span></text:p>
      <text:p text:style-name="P5" loext:marker-style-name="T1"><text:span text:style-name="T1">- Viewer: Full system access and user management</text:span></text:p>
      <text:p text:style-name="P5" loext:marker-style-name="T1"><text:span text:style-name="T6"/></text:p>
      <text:p text:style-name="P5" loext:marker-style-name="T1"><text:span text:style-name="T6"/></text:p>
      <text:p text:style-name="P5" loext:marker-style-name="T1"><text:span text:style-name="T6"/></text:p>
      <text:p text:style-name="P23" loext:marker-style-name="T1"><text:span text:style-name="T1">5 Security</text:span></text:p>
      <text:p text:style-name="P23" loext:marker-style-name="T1"><text:span text:style-name="T1"/></text:p>
      <text:p text:style-name="P14" loext:marker-style-name="T1"><text:span text:style-name="T8">5.0 </text:span>API Security:</text:p>
      <text:p text:style-name="P15">- FastAPI implements JWT or OAuth2 authentication to restrict endpoint access to authorized users or systems.</text:p>
      <text:p text:style-name="P15">- All API communications use HTTPS (optional TLS certificates via FastAPI configuration).</text:p>
      <text:p text:style-name="P15">- API ports restricted to `127.0.0.1` to prevent external access; socat relays internal traffic.</text:p>
      <text:p text:style-name="P15">- Audit logging for all API requests and IB Gateway interactions, stored in `/home/ibgateway/ibc/logs/`.</text:p>
      <text:p text:style-name="P15"><text:span text:style-name="T1"/></text:p>
      <text:p text:style-name="P16"><text:span text:style-name="T8">5.2 </text:span>Secrets Management with HashiCorp Vault or Kubernetes or Infiscal or some other <text:tab/>recommended package</text:p>
      <text:p text:style-name="P16"/>
      <text:p text:style-name="P16"/>
      <text:p text:style-name="P24" loext:marker-style-name="T1">6 Maintenance, Operations,<text:span text:style-name="T7"> Health check and Error handling</text:span></text:p>
      <text:p text:style-name="P24" loext:marker-style-name="T1"/>
      <text:p text:style-name="P23" loext:marker-style-name="T1">6.1 Maintenance</text:p>
      <text:p text:style-name="P15">- Daily Restarts: Automated via `AUTO_RESTART_TIME` (e.g., 03:00) to meet IBKR requirements, with minimal downtime.</text:p>
      <text:p text:style-name="P15">- 2FA Re-authentication: Handled weekly by IBC, with `TWOFA_TIMEOUT_ACTION=restart` and `RELOGIN_AFTER_TWOFA_TIMEOUT=yes`.</text:p>
      <text:p text:style-name="P15">- Logging: Stored in `/home/ibgateway/ibc/logs/` for IB Gateway and FastAPI logs for debugging.</text:p>
      <text:p text:style-name="P15"/>
      <text:p text:style-name="P16">6.2 Operations</text:p>
      <text:p text:style-name="P15"><text:s/>Updates: Automated builds ensure up-to-date IB Gateway versions (`stable` or `latest` tags).</text:p>
      <text:p text:style-name="P15">-Backup: Persistent volumes for TWS settings and trade logs, backed up via Kubernetes snapshots.</text:p>
      <text:p text:style-name="P15"/>
      <text:p text:style-name="P6" loext:marker-style-name="T1"><text:span text:style-name="T2">6.3 </text:span><text:span text:style-name="T1">Health Checks</text:span></text:p>
      <text:p text:style-name="P11" loext:marker-style-name="T1"/>
      <text:p text:style-name="P6" loext:marker-style-name="T1"><text:span text:style-name="T1">Container Health Monitoring:</text:span></text:p>
      <text:p text:style-name="P6" loext:marker-style-name="T1"><text:span text:style-name="T1"># FastAPI health check endpoint</text:span></text:p>
      <text:p text:style-name="P6" loext:marker-style-name="T1"><text:span text:style-name="T1">@app.get("/health")</text:span></text:p>
      <text:p text:style-name="P6" loext:marker-style-name="T1"><text:span text:style-name="T1">async def health_check():</text:span></text:p>
      <text:p text:style-name="P6" loext:marker-style-name="T1"><text:span text:style-name="T1"><text:s text:c="4"/>checks = {</text:span></text:p>
      <text:p text:style-name="P6" loext:marker-style-name="T1"><text:span text:style-name="T1"><text:s text:c="8"/>"ib_gateway": await check_ib_connection(),</text:span></text:p>
      <text:p text:style-name="P6" loext:marker-style-name="T1"><text:span text:style-name="T1"><text:s text:c="8"/>"database": await check_database_connection(),</text:span></text:p>
      <text:p text:style-name="P6" loext:marker-style-name="T1"><text:span text:style-name="T1"><text:s text:c="8"/>"redis": await check_redis_connection(),</text:span></text:p>
      <text:p text:style-name="P6" loext:marker-style-name="T1"><text:span text:style-name="T1"><text:s text:c="8"/>"disk_space": check_disk_space(),</text:span></text:p>
      <text:p text:style-name="P6" loext:marker-style-name="T1"><text:span text:style-name="T1"><text:s text:c="8"/>"memory_usage": check_memory_usage()</text:span></text:p>
      <text:p text:style-name="P6" loext:marker-style-name="T1"><text:span text:style-name="T1"><text:s text:c="4"/>}</text:span></text:p>
      <text:p text:style-name="P6" loext:marker-style-name="T1"><text:span text:style-name="T1"><text:s text:c="4"/></text:span></text:p>
      <text:p text:style-name="P6" loext:marker-style-name="T1"><text:span text:style-name="T1"><text:s text:c="4"/>overall_status = "healthy" if all(checks.values()) else "unhealthy"</text:span></text:p>
      <text:p text:style-name="P6" loext:marker-style-name="T1"><text:soft-page-break/><text:span text:style-name="T1"><text:s text:c="4"/></text:span></text:p>
      <text:p text:style-name="P6" loext:marker-style-name="T1"><text:span text:style-name="T1"><text:s text:c="4"/>return {</text:span></text:p>
      <text:p text:style-name="P6" loext:marker-style-name="T1"><text:span text:style-name="T1"><text:s text:c="8"/>"status": overall_status,</text:span></text:p>
      <text:p text:style-name="P6" loext:marker-style-name="T1"><text:span text:style-name="T1"><text:s text:c="8"/>"timestamp": datetime.utcnow(),</text:span></text:p>
      <text:p text:style-name="P6" loext:marker-style-name="T1"><text:span text:style-name="T1"><text:s text:c="8"/>"checks": checks</text:span></text:p>
      <text:p text:style-name="P6" loext:marker-style-name="T1"><text:s text:c="4"/>}</text:p>
      <text:p text:style-name="P15"/>
      <text:p text:style-name="P15"/>
      <text:p text:style-name="P17">6.<text:span text:style-name="T7">4</text:span> Error Handling</text:p>
      <text:p text:style-name="P15">- Implement reconnection logic in FastAPI to handle IBKR disconnects (e.g., network issues, daily restarts).</text:p>
      <text:p text:style-name="P15"><text:s text:c="2"/>- Use retry mechanisms for failed API calls, respecting IBKR pacing limits.</text:p>
      <text:p text:style-name="P15">- Log all errors and API responses for debugging and compliance.</text:p>
      <text:p text:style-name="P15">- Backup TWS settings and trade logs using persistent volumes.</text:p>
      <text:p text:style-name="P15"><text:span text:style-name="T1"/></text:p>
      <text:p text:style-name="P15"><text:span text:style-name="T1"/></text:p>
      <text:p text:style-name="P15"><text:span text:style-name="T1"/></text:p>
      <text:p text:style-name="P6" loext:marker-style-name="T1"><text:span text:style-name="T1">7 Redis Configuration</text:span></text:p>
      <text:p text:style-name="P6" loext:marker-style-name="T1"><text:span text:style-name="T1"/></text:p>
      <text:p text:style-name="P6" loext:marker-style-name="T1"><text:span text:style-name="T1"/></text:p>
      <text:p text:style-name="P7" loext:marker-style-name="T1"><text:span text:style-name="T1">8 Metrics Collection</text:span></text:p>
      <text:p text:style-name="P12" loext:marker-style-name="T1"/>
      <text:p text:style-name="P19" loext:marker-style-name="T1">8.1 Setup</text:p>
      <text:p text:style-name="P18">- Set up Grafana dashboards for container health, API performance, and trading metrics.</text:p>
      <text:p text:style-name="P18">- Configure alerts for container failures, API errors, or 2FA timeouts.</text:p>
      <text:p text:style-name="P7" loext:marker-style-name="T1"><text:span text:style-name="T1">Prometheus Metrics:</text:span></text:p>
      <text:p text:style-name="P7" loext:marker-style-name="T1"><text:span text:style-name="T1">from prometheus_client import Counter, Histogram, Gauge</text:span></text:p>
      <text:p text:style-name="P12" loext:marker-style-name="T1"/>
      <text:p text:style-name="P7" loext:marker-style-name="T1"><text:span text:style-name="T3">8.2 </text:span><text:span text:style-name="T1">Business metrics</text:span></text:p>
      <text:p text:style-name="P7" loext:marker-style-name="T1"><text:span text:style-name="T1">orders_total = Counter('orders_total', 'Total orders placed', ['container', 'order_type'])</text:span></text:p>
      <text:p text:style-name="P7" loext:marker-style-name="T1"><text:span text:style-name="T1">order_latency = Histogram('order_latency_seconds', 'Order placement latency')</text:span></text:p>
      <text:p text:style-name="P7" loext:marker-style-name="T1"><text:span text:style-name="T1">active_positions = Gauge('active_positions_total', 'Number of active positions', ['container'])</text:span></text:p>
      <text:p text:style-name="P7" loext:marker-style-name="T1"><text:span text:style-name="T1">pnl_unrealized = Gauge('pnl_unrealized_total', 'Total unrealized P&amp;L', ['account'])</text:span></text:p>
      <text:p text:style-name="P12" loext:marker-style-name="T1"/>
      <text:p text:style-name="P7" loext:marker-style-name="T1"><text:span text:style-name="T3">8.3 </text:span><text:span text:style-name="T1">System metrics</text:span></text:p>
      <text:p text:style-name="P7" loext:marker-style-name="T1"><text:span text:style-name="T1">api_requests_total = Counter('api_requests_total', 'Total API requests', ['method', 'endpoint'])</text:span></text:p>
      <text:p text:style-name="P7" loext:marker-style-name="T1"><text:span text:style-name="T1">api_request_duration = Histogram('api_request_duration_seconds', 'API request duration')</text:span></text:p>
      <text:p text:style-name="P7" loext:marker-style-name="T1"><text:span text:style-name="T1">ib_connection_status = Gauge('ib_connection_status', 'IB Gateway connection status', ['container'])</text:span></text:p>
      <text:p text:style-name="P6" loext:marker-style-name="T1"><text:span text:style-name="T1"/></text:p>
      <text:p text:style-name="P6" loext:marker-style-name="T1"><text:span text:style-name="T1"/></text:p>
      <text:p text:style-name="P8" loext:marker-style-name="T1"><text:span text:style-name="T1">8.</text:span><text:span text:style-name="T3">4</text:span><text:span text:style-name="T1"> Alerting Rules</text:span></text:p>
      <text:p text:style-name="P13" loext:marker-style-name="T1"/>
      <text:p text:style-name="P8" loext:marker-style-name="T1"><text:span text:style-name="T1">Critical Alerts:</text:span></text:p>
      <text:p text:style-name="P8" loext:marker-style-name="T1"><text:span text:style-name="T1">- IB Gateway connection loss</text:span></text:p>
      <text:p text:style-name="P8" loext:marker-style-name="T1"><text:span text:style-name="T1">- Database connection failure</text:span></text:p>
      <text:p text:style-name="P8" loext:marker-style-name="T1"><text:span text:style-name="T1">- High order rejection rate </text:span></text:p>
      <text:p text:style-name="P8" loext:marker-style-name="T1"><text:span text:style-name="T1">- Position limit breaches</text:span></text:p>
      <text:p text:style-name="P8" loext:marker-style-name="T1"><text:span text:style-name="T1">- Unusual P&amp;L movements</text:span></text:p>
      <text:p text:style-name="P13" loext:marker-style-name="T1"/>
      <text:p text:style-name="P8" loext:marker-style-name="T1"><text:span text:style-name="T1">Warning Alerts:</text:span></text:p>
      <text:p text:style-name="P8" loext:marker-style-name="T1"><text:span text:style-name="T1">- High API latency</text:span></text:p>
      <text:p text:style-name="P8" loext:marker-style-name="T1"><text:span text:style-name="T1">- Low disk space</text:span></text:p>
      <text:p text:style-name="P8" loext:marker-style-name="T1"><text:span text:style-name="T1">- Memory usage above 80%</text:span></text:p>
      <text:p text:style-name="P8" loext:marker-style-name="T1"><text:span text:style-name="T1">- Failed authentication attempts</text:span></text:p>
      <text:p text:style-name="P8" loext:marker-style-name="T1"><text:span text:style-name="T1">- Market data feed delays</text:span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3">9 </text:span><text:span text:style-name="T1">Development Best Practices</text:span></text:p>
      <text:p text:style-name="P13" loext:marker-style-name="T1"/>
      <text:p text:style-name="P8" loext:marker-style-name="T1"><text:span text:style-name="T3">9.10 </text:span><text:span text:style-name="T1">Code Organization:</text:span></text:p>
      <text:p text:style-name="P8" loext:marker-style-name="T1"><text:span text:style-name="T1">- Modular Design: Separate services for different concerns</text:span></text:p>
      <text:p text:style-name="P8" loext:marker-style-name="T1"><text:span text:style-name="T1">- Dependency Injection: Use FastAPI's dependency injection for database and IB connections</text:span></text:p>
      <text:p text:style-name="P8" loext:marker-style-name="T1"><text:span text:style-name="T1">- Error Handling: Comprehensive error handling with proper HTTP status codes</text:span></text:p>
      <text:p text:style-name="P8" loext:marker-style-name="T1"><text:span text:style-name="T1">- Input Validation: Use Pydantic models for request/response validation</text:span></text:p>
      <text:p text:style-name="P8" loext:marker-style-name="T1"><text:span text:style-name="T1">- Documentation: OpenAPI/Swagger documentation for all endpoints</text:span></text:p>
      <text:p text:style-name="P13" loext:marker-style-name="T1"><text:soft-page-break/></text:p>
      <text:p text:style-name="P8" loext:marker-style-name="T1"><text:span text:style-name="T3">9.12 </text:span><text:span text:style-name="T1">Testing Strategy:</text:span></text:p>
      <text:p text:style-name="P8" loext:marker-style-name="T1"><text:span text:style-name="T1">- Unit Tests: Test individual functions and classes</text:span></text:p>
      <text:p text:style-name="P8" loext:marker-style-name="T1"><text:span text:style-name="T1">- Integration Tests: Test API endpoints and database interactions</text:span></text:p>
      <text:p text:style-name="P8" loext:marker-style-name="T1"><text:span text:style-name="T1">- End-to-End Tests: Test complete trading workflows</text:span></text:p>
      <text:p text:style-name="P8" loext:marker-style-name="T1"><text:span text:style-name="T1">- Load Testing: Validate system performance under load</text:span></text:p>
      <text:p text:style-name="P8" loext:marker-style-name="T1"><text:span text:style-name="T1">- Mock Testing: Mock IB Gateway responses for testing</text:span></text:p>
      <text:p text:style-name="P13" loext:marker-style-name="T1"/>
      <text:p text:style-name="P8" loext:marker-style-name="T1"><text:span text:style-name="T1">9.2 Operational Best Practices</text:span></text:p>
      <text:p text:style-name="P13" loext:marker-style-name="T1"/>
      <text:p text:style-name="P8" loext:marker-style-name="T1"><text:span text:style-name="T3">9.20 </text:span><text:span text:style-name="T1">Container Management:</text:span></text:p>
      <text:p text:style-name="P8" loext:marker-style-name="T1"><text:span text:style-name="T1">- Resource Limits: Set appropriate CPU and memory limits</text:span></text:p>
      <text:p text:style-name="P8" loext:marker-style-name="T1"><text:span text:style-name="T1">- Health Checks: Implement comprehensive health monitoring</text:span></text:p>
      <text:p text:style-name="P8" loext:marker-style-name="T1"><text:span text:style-name="T1">- Graceful Shutdown: Handle SIGTERM signals properly</text:span></text:p>
      <text:p text:style-name="P8" loext:marker-style-name="T1"><text:span text:style-name="T1">- Log Aggregation: Centralized logging with structured logs</text:span></text:p>
      <text:p text:style-name="P8" loext:marker-style-name="T1"><text:span text:style-name="T1">- Backup Strategy: Regular backups of configuration and data</text:span></text:p>
      <text:p text:style-name="P13" loext:marker-style-name="T1"/>
      <text:p text:style-name="P8" loext:marker-style-name="T1"><text:span text:style-name="T3">9.22 </text:span><text:span text:style-name="T1">Security Best Practices:</text:span></text:p>
      <text:p text:style-name="P8" loext:marker-style-name="T1"><text:span text:style-name="T1">- Secrets Management: Never hardcode credentials</text:span></text:p>
      <text:p text:style-name="P8" loext:marker-style-name="T1"><text:span text:style-name="T1">- Network Segmentation: Isolate containers with appropriate networks</text:span></text:p>
      <text:p text:style-name="P8" loext:marker-style-name="T1"><text:span text:style-name="T1">- Regular Updates: Keep base images and dependencies updated</text:span></text:p>
      <text:p text:style-name="P8" loext:marker-style-name="T1"><text:span text:style-name="T1">- Access Control: Implement principle of least privilege</text:span></text:p>
      <text:p text:style-name="P8" loext:marker-style-name="T1"><text:span text:style-name="T1">- Audit Logging: Log all trading and administrative actions</text:span></text:p>
      <text:p text:style-name="P8" loext:marker-style-name="T1"><text:span text:style-name="T1"/></text:p>
      <text:p text:style-name="P8" loext:marker-style-name="T1"><text:span text:style-name="T1"/></text:p>
      <text:p text:style-name="P8" loext:marker-style-name="T1"><text:span text:style-name="T1">9.3 Trading Best Practices</text:span></text:p>
      <text:p text:style-name="P13" loext:marker-style-name="T1"/>
      <text:p text:style-name="P8" loext:marker-style-name="T1"><text:span text:style-name="T1">Risk Management:</text:span></text:p>
      <text:p text:style-name="P8" loext:marker-style-name="T1"><text:span text:style-name="T1">- Stop Losses: Automatic stop-loss orders for risk control</text:span></text:p>
      <text:p text:style-name="P8" loext:marker-style-name="T1"><text:span text:style-name="T1">- Circuit Breakers: Automatic trading suspension on large losses</text:span></text:p>
      <text:p text:style-name="P13" loext:marker-style-name="T1"/>
      <text:p text:style-name="P8" loext:marker-style-name="T1"><text:span text:style-name="T1">Order Management:</text:span></text:p>
      <text:p text:style-name="P8" loext:marker-style-name="T1"><text:span text:style-name="T1">- Order Validation: Pre-trade risk and compliance checks</text:span></text:p>
      <text:p text:style-name="P8" loext:marker-style-name="T1"><text:span text:style-name="T1">- Execution Quality: Monitor fill prices and slippage</text:span></text:p>
      <text:p text:style-name="P8" loext:marker-style-name="T1"><text:span text:style-name="T1">- Order Routing: Use appropriate exchanges and routing</text:span></text:p>
      <text:p text:style-name="P8" loext:marker-style-name="T1"><text:span text:style-name="T1">- Partial Fills: Handle partial fill scenarios properly</text:span></text:p>
      <text:p text:style-name="P8" loext:marker-style-name="T1"><text:span text:style-name="T1">- Order Cancellation: Implement proper order cancellation logic</text:span></text:p>
      <text:p text:style-name="P8" loext:marker-style-name="T1"><text:span text:style-name="T1"/></text:p>
      <text:p text:style-name="P8" loext:marker-style-name="T1"><text:span text:style-name="T1">9.4 Performance Best Practices</text:span></text:p>
      <text:p text:style-name="P13" loext:marker-style-name="T1"/>
      <text:p text:style-name="P8" loext:marker-style-name="T1"><text:span text:style-name="T3">9.40 </text:span><text:span text:style-name="T1">API Optimization:</text:span></text:p>
      <text:p text:style-name="P8" loext:marker-style-name="T1"><text:span text:style-name="T1">- Connection Pooling: Reuse IB Gateway connections <text:s/></text:span><text:span text:style-name="T5">-?</text:span></text:p>
      <text:p text:style-name="P8" loext:marker-style-name="T1"><text:span text:style-name="T1">- Caching: Cache frequently accessed data</text:span></text:p>
      <text:p text:style-name="P8" loext:marker-style-name="T1"><text:span text:style-name="T1">- Async Operations: Use asyncio for non-blocking operations</text:span></text:p>
      <text:p text:style-name="P8" loext:marker-style-name="T1"><text:span text:style-name="T1">- Rate Limiting: Respect IB API rate limits</text:span></text:p>
      <text:p text:style-name="P8" loext:marker-style-name="T1"><text:span text:style-name="T1">- Batch Processing: Batch multiple operations when possible</text:span></text:p>
      <text:p text:style-name="P13" loext:marker-style-name="T1"/>
      <text:p text:style-name="P8" loext:marker-style-name="T1"><text:span text:style-name="T3">9.42 </text:span><text:span text:style-name="T1">Database Optimization:</text:span></text:p>
      <text:p text:style-name="P8" loext:marker-style-name="T1"><text:span text:style-name="T1">- Indexing: Proper database indexing for performance</text:span></text:p>
      <text:p text:style-name="P8" loext:marker-style-name="T1"><text:span text:style-name="T1">- Connection Pooling: Database connection pooling</text:span></text:p>
      <text:p text:style-name="P8" loext:marker-style-name="T1"><text:span text:style-name="T1">- Query Optimization: Optimize frequently used queries</text:span></text:p>
      <text:p text:style-name="P8" loext:marker-style-name="T1"><text:span text:style-name="T1">- Data Archiving: Archive old data to maintain performance</text:span></text:p>
      <text:p text:style-name="P8" loext:marker-style-name="T1"><text:span text:style-name="T1">- Read Replicas: Use read replicas for reporting queries</text:span></text:p>
      <text:p text:style-name="P8" loext:marker-style-name="T1"><text:span text:style-name="T1"/></text:p>
      <text:p text:style-name="P20" loext:marker-style-name="T1">10.0 Limitations</text:p>
      <text:p text:style-name="P21">- **IBKR API Constraints**:</text:p>
      <text:p text:style-name="P21"><text:s text:c="2"/>- 50 messages/second limit per client.</text:p>
      <text:p text:style-name="P21"><text:s text:c="2"/>- 8 concurrent market data subscriptions per client.</text:p>
      <text:p text:style-name="P21"><text:s text:c="2"/>- Pacing restrictions (e.g., 60 historical data requests per 10 minutes).</text:p>
      <text:p text:style-name="P21">- **Daily Restarts**: Required by IBKR, causing brief interruptions (mitigated by automation).</text:p>
      <text:p text:style-name="P21">- **Single Account per Container**: Each IB Gateway instance is tied to one IBKR account, requiring multiple containers for multiple accounts.</text:p>
      <text:p text:style-name="P20" loext:marker-style-name="T1"><text:span text:style-name="T1">- **Resource Overhead**: Multiple containers increase CPU and memory usage (~1–2GB per IB Gateway, ~100MB per FastAPI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08:14:12.739040892</meta:creation-date>
    <dc:date>2025-12-10T08:49:18.250493388</dc:date>
    <meta:editing-duration>PT35M3S</meta:editing-duration>
    <meta:editing-cycles>6</meta:editing-cycles>
    <meta:generator>LibreOffice/7.6.7.2$MacOSX_AARCH64 LibreOffice_project/dd47e4b30cb7dab30588d6c79c651f218165e3c5</meta:generator>
    <meta:document-statistic meta:table-count="0" meta:image-count="0" meta:object-count="0" meta:page-count="5" meta:paragraph-count="253" meta:word-count="1274" meta:character-count="10531" meta:non-whitespace-character-count="9027"/>
  </office:meta>
</office:document-meta>
</file>